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4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Excel_20_Built-in_20_Check_20_Cell" style:data-style-name="N0">
      <style:table-cell-properties fo:border-bottom="0.06pt solid #3f3f3f" fo:background-color="#a5a5a5" fo:wrap-option="wrap" fo:border-left="none" fo:border-right="0.06pt solid #3f3f3f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6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middle"/>
      <style:paragraph-properties fo:text-align="center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4" style:family="table-cell" style:parent-style-name="Excel_20_Built-in_20_Check_20_Cell" style:data-style-name="N0">
      <style:table-cell-properties fo:border-bottom="0.06pt solid #3f3f3f" fo:background-color="#a5a5a5" fo:wrap-option="wrap" fo:border-left="0.06pt solid #3f3f3f" fo:border-right="0.06pt solid #3f3f3f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3f3f3f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104">
      <style:table-cell-properties style:text-align-source="fix" style:repeat-content="false" fo:wrap-option="wrap" fo:border="0.06pt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5" style:family="table-cell" style:parent-style-name="Excel_20_Built-in_20_Check_20_Cell" style:data-style-name="N0">
      <style:table-cell-properties fo:border-bottom="0.06pt solid #3f3f3f" fo:background-color="#a5a5a5" fo:wrap-option="wrap" fo:border-left="0.06pt solid #3f3f3f" fo:border-right="none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8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19" table:default-cell-style-name="ce1"/>
        <table:table-column table:style-name="co5" table:default-cell-style-name="ce1"/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Tasca</text:p>
          </table:table-cell>
          <table:table-cell table:style-name="ce4" office:value-type="string" calcext:value-type="string">
            <text:p>Persona Encarregada</text:p>
          </table:table-cell>
          <table:table-cell table:style-name="ce4" office:value-type="string" calcext:value-type="string">
            <text:p>Previsió</text:p>
          </table:table-cell>
          <table:table-cell table:style-name="ce5" office:value-type="string" calcext:value-type="string">
            <text:p>Temps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er mòdul background per l'scroll</text:p>
          </table:table-cell>
          <table:table-cell table:style-name="ce7" table:number-columns-repeated="2"/>
          <table:table-cell table:style-name="ce8" office:value-type="string" calcext:value-type="string">
            <text:p>5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ñadir musica modulos</text:p>
          </table:table-cell>
          <table:table-cell table:style-name="ce7" office:value-type="string" calcext:value-type="string">
            <text:p>Ferran, Jose, Adriá</text:p>
          </table:table-cell>
          <table:table-cell table:style-name="ce7" office:value-type="string" calcext:value-type="string">
            <text:p>2 h</text:p>
          </table:table-cell>
          <table:table-cell table:style-name="ce8" office:value-type="string" calcext:value-type="string">
            <text:p>3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rreglar Salto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0:30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rreglar Salto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0:30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Hacer Hado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8" office:value-type="string" calcext:value-type="string">
            <text:p>2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Modulo player 2</text:p>
          </table:table-cell>
          <table:table-cell table:style-name="ce7" office:value-type="string" calcext:value-type="string">
            <text:p>Jose, Ferran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1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Hitbox hdk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8" office:value-type="string" calcext:value-type="string">
            <text:p>0:45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Golpear al oponente con hdk y animacio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8" office:value-type="string" calcext:value-type="string">
            <text:p>0:30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8" office:value-type="string" calcext:value-type="string">
            <text:p>0:20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8" office:value-type="string" calcext:value-type="string">
            <text:p>1:45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ñadir Fade out fade in</text:p>
          </table:table-cell>
          <table:table-cell table:style-name="ce7" office:value-type="string" calcext:value-type="string">
            <text:p>Adriá</text:p>
          </table:table-cell>
          <table:table-cell table:style-name="ce9" office:value-type="string" calcext:value-type="string">
            <text:p>0:30 h</text:p>
          </table:table-cell>
          <table:table-cell table:style-name="ce8" office:value-type="string" calcext:value-type="string">
            <text:p>0:45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9" office:value-type="string" calcext:value-type="string">
            <text:p>0:30 h</text:p>
          </table:table-cell>
          <table:table-cell table:style-name="ce8" office:value-type="string" calcext:value-type="string">
            <text:p>1:10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string" calcext:value-type="string">
            <text:p>0:20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8" office:value-type="string" calcext:value-type="string">
            <text:p>0:15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8" office:value-type="string" calcext:value-type="string">
            <text:p>1:15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Maquetar proyecte final per fer les tasques Handout 5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:30 h</text:p>
          </table:table-cell>
          <table:table-cell table:style-name="ce8" office:value-type="string" calcext:value-type="string">
            <text:p>2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er Welcome Pag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string" calcext:value-type="string">
            <text:p>1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Canviar spritesheets escenaris Handout</text:p>
          </table:table-cell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er End Battle Screen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string" calcext:value-type="string">
            <text:p>0:20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Corregir errores del commit Ferrán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0:45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Hacer que el tiempo de las animaciones se cuente por frame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1 h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6" office:value-type="string" calcext:value-type="string">
            <text:p>Añadir logica para tener diferentes hitboxes en cada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3:00 h</text:p>
          </table:table-cell>
          <table:table-cell table:style-name="ce8" office:value-type="string" calcext:value-type="string">
            <text:p>3:30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General improvement of code</text:p>
          </table:table-cell>
          <table:table-cell table:style-name="ce7" office:value-type="string" calcext:value-type="string">
            <text:p>Jose</text:p>
          </table:table-cell>
          <table:table-cell table:style-name="ce7"/>
          <table:table-cell table:style-name="ce8" office:value-type="string" calcext:value-type="string">
            <text:p>3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General improvement of code</text:p>
          </table:table-cell>
          <table:table-cell table:style-name="ce7" office:value-type="string" calcext:value-type="string">
            <text:p>Adriá</text:p>
          </table:table-cell>
          <table:table-cell table:style-name="ce7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General improvement of code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0 min</text:p>
          </table:table-cell>
          <table:table-cell table:style-name="ce8" office:value-type="string" calcext:value-type="string">
            <text:p>45 min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General improvement of code</text:p>
          </table:table-cell>
          <table:table-cell table:style-name="ce7" office:value-type="string" calcext:value-type="string">
            <text:p>Rafa</text:p>
          </table:table-cell>
          <table:table-cell table:style-name="ce7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ñadir objeto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string" calcext:value-type="string">
            <text:p>0:30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ijar la cámara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4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Hacer colisiones con proyectile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8" office:value-type="string" calcext:value-type="string">
            <text:p>4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Cambiar módulo Honda por Sagat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0 min</text:p>
          </table:table-cell>
          <table:table-cell table:style-name="ce8" office:value-type="string" calcext:value-type="string">
            <text:p>2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ñadir tipo hit en collider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0 min</text:p>
          </table:table-cell>
          <table:table-cell table:style-name="ce8" office:value-type="string" calcext:value-type="string">
            <text:p>20 min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Ser golpeado al recibir puñetazo / patada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rreglar hitbox Hadoken Player 2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45 min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Poner pivote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0 h</text:p>
          </table:table-cell>
          <table:table-cell table:style-name="ce8" office:value-type="string" calcext:value-type="string">
            <text:p>4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Poner frames de cada movimiento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5 h</text:p>
          </table:table-cell>
          <table:table-cell table:style-name="ce8" office:value-type="string" calcext:value-type="string">
            <text:p>1 h 30 min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ijar objetos en la parte delantera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0 min</text:p>
          </table:table-cell>
          <table:table-cell table:style-name="ce8" office:value-type="string" calcext:value-type="string">
            <text:p>20 min</text:p>
          </table:table-cell>
          <table:table-cell table:style-name="ce2" table:number-columns-repeated="3"/>
          <table:table-cell table:number-columns-repeated="1017"/>
        </table:table-row>
        <table:table-row table:style-name="ro2" table:number-rows-repeated="2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0"/>
          <table:table-cell table:style-name="ce11" table:number-columns-repeated="2"/>
          <table:table-cell table:style-name="ce12"/>
          <table:table-cell table:style-name="ce2" table:number-columns-repeated="3"/>
          <table:table-cell table:number-columns-repeated="1017"/>
        </table:table-row>
        <table:table-row table:style-name="ro1" table:number-rows-repeated="153">
          <table:table-cell table:style-name="ce2" table:number-columns-repeated="7"/>
          <table:table-cell table:number-columns-repeated="1017"/>
        </table:table-row>
        <table:table-row table:style-name="ro1" table:number-rows-repeated="3">
          <table:table-cell table:style-name="ce2" table:number-columns-repeated="4"/>
          <table:table-cell table:number-columns-repeated="1020"/>
        </table:table-row>
        <table:table-row table:style-name="ro5" table:number-rows-repeated="10483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4-13T17:56:57.029000000</dc:date>
    <meta:editing-cycles>12</meta:editing-cycles>
    <meta:editing-duration>PT4H31M15S</meta:editing-duration>
    <meta:document-statistic meta:table-count="1" meta:cell-count="143" meta:object-count="0"/>
  </office:meta>
</office:document-meta>
</file>